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30000" number:language="en" number:country="US">
      <number:number number:min-integer-digits="1"/>
    </number:number-style>
    <style:style style:name="ce1" style:family="table-cell" style:parent-style-name="Default" style:data-style-name="N100"/>
    <style:style style:name="ce2" style:family="table-cell" style:parent-style-name="Default" style:data-style-name="N3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159.99mm" svg:height="89.99mm" svg:x="76.34mm" svg:y="1.53mm">
            <loext:p draw:notify-on-update-of-ranges="results.A1:results.A1 results.A2:results.A20 results.B1:results.B1 results.B2:results.B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75mm" svg:height="90.05mm" svg:x="76.44mm" svg:y="100.66mm">
            <loext:p draw:notify-on-update-of-ranges="results.A23:results.A23 results.A24:results.A42 results.B23:results.B23 results.B24:results.B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mobx</text:p>
          </table:table-cell>
          <table:table-cell table:number-columns-repeated="8"/>
          <table:table-cell office:value-type="string" calcext:value-type="string">
            <text:p>Chrome</text:p>
          </table:table-cell>
        </table:table-row>
        <table:table-row table:style-name="ro1">
          <table:table-cell table:style-name="ce2" office:value-type="float" office:value="1.42875000000004" calcext:value-type="float">
            <text:p>1.42875000000004</text:p>
          </table:table-cell>
          <table:table-cell office:value-type="float" office:value="1.03625" calcext:value-type="float">
            <text:p>1,03625</text:p>
          </table:table-cell>
          <table:table-cell table:number-columns-repeated="9"/>
        </table:table-row>
        <table:table-row table:style-name="ro1">
          <table:table-cell office:value-type="float" office:value="1.02124999999995" calcext:value-type="float">
            <text:p>1,02124999999995</text:p>
          </table:table-cell>
          <table:table-cell office:value-type="float" office:value="0.443750000000023" calcext:value-type="float">
            <text:p>0,443750000000023</text:p>
          </table:table-cell>
          <table:table-cell table:number-columns-repeated="9"/>
        </table:table-row>
        <table:table-row table:style-name="ro1">
          <table:table-cell office:value-type="float" office:value="0.941250000000139" calcext:value-type="float">
            <text:p>0,941250000000139</text:p>
          </table:table-cell>
          <table:table-cell office:value-type="float" office:value="0.309374999999932" calcext:value-type="float">
            <text:p>0,309374999999932</text:p>
          </table:table-cell>
          <table:table-cell table:number-columns-repeated="9"/>
        </table:table-row>
        <table:table-row table:style-name="ro1">
          <table:table-cell office:value-type="float" office:value="1.46874999999989" calcext:value-type="float">
            <text:p>1,46874999999989</text:p>
          </table:table-cell>
          <table:table-cell office:value-type="float" office:value="0.96124999999995" calcext:value-type="float">
            <text:p>0,96124999999995</text:p>
          </table:table-cell>
          <table:table-cell table:number-columns-repeated="9"/>
        </table:table-row>
        <table:table-row table:style-name="ro1">
          <table:table-cell office:value-type="float" office:value="3.49687500000005" calcext:value-type="float">
            <text:p>3,49687500000005</text:p>
          </table:table-cell>
          <table:table-cell office:value-type="float" office:value="1.88" calcext:value-type="float">
            <text:p>1,88</text:p>
          </table:table-cell>
          <table:table-cell table:number-columns-repeated="9"/>
        </table:table-row>
        <table:table-row table:style-name="ro1">
          <table:table-cell office:value-type="float" office:value="2.10750000000002" calcext:value-type="float">
            <text:p>2,10750000000002</text:p>
          </table:table-cell>
          <table:table-cell office:value-type="float" office:value="1.02312500000005" calcext:value-type="float">
            <text:p>1,02312500000005</text:p>
          </table:table-cell>
          <table:table-cell table:number-columns-repeated="9"/>
        </table:table-row>
        <table:table-row table:style-name="ro1">
          <table:table-cell office:value-type="float" office:value="3.39187499999991" calcext:value-type="float">
            <text:p>3,39187499999991</text:p>
          </table:table-cell>
          <table:table-cell office:value-type="float" office:value="1.17874999999998" calcext:value-type="float">
            <text:p>1,17874999999998</text:p>
          </table:table-cell>
          <table:table-cell table:number-columns-repeated="9"/>
        </table:table-row>
        <table:table-row table:style-name="ro1">
          <table:table-cell office:value-type="float" office:value="3.21937499999996" calcext:value-type="float">
            <text:p>3,21937499999996</text:p>
          </table:table-cell>
          <table:table-cell office:value-type="float" office:value="0.531249999999943" calcext:value-type="float">
            <text:p>0,531249999999943</text:p>
          </table:table-cell>
          <table:table-cell table:number-columns-repeated="9"/>
        </table:table-row>
        <table:table-row table:style-name="ro1">
          <table:table-cell office:value-type="float" office:value="7.09249999999997" calcext:value-type="float">
            <text:p>7,09249999999997</text:p>
          </table:table-cell>
          <table:table-cell office:value-type="float" office:value="1.5" calcext:value-type="float">
            <text:p>1,5</text:p>
          </table:table-cell>
          <table:table-cell table:number-columns-repeated="9"/>
        </table:table-row>
        <table:table-row table:style-name="ro1">
          <table:table-cell office:value-type="float" office:value="13.5768749999999" calcext:value-type="float">
            <text:p>13,5768749999999</text:p>
          </table:table-cell>
          <table:table-cell office:value-type="float" office:value="1.91187499999995" calcext:value-type="float">
            <text:p>1,91187499999995</text:p>
          </table:table-cell>
          <table:table-cell table:number-columns-repeated="9"/>
        </table:table-row>
        <table:table-row table:style-name="ro1">
          <table:table-cell office:value-type="float" office:value="24.4787500000001" calcext:value-type="float">
            <text:p>24,4787500000001</text:p>
          </table:table-cell>
          <table:table-cell office:value-type="float" office:value="3.28562500000004" calcext:value-type="float">
            <text:p>3,28562500000004</text:p>
          </table:table-cell>
          <table:table-cell table:number-columns-repeated="9"/>
        </table:table-row>
        <table:table-row table:style-name="ro1">
          <table:table-cell office:value-type="float" office:value="55.406875" calcext:value-type="float">
            <text:p>55,406875</text:p>
          </table:table-cell>
          <table:table-cell office:value-type="float" office:value="6.63000000000005" calcext:value-type="float">
            <text:p>6,63000000000005</text:p>
          </table:table-cell>
          <table:table-cell table:number-columns-repeated="9"/>
        </table:table-row>
        <table:table-row table:style-name="ro1">
          <table:table-cell office:value-type="float" office:value="150.89875" calcext:value-type="float">
            <text:p>150,89875</text:p>
          </table:table-cell>
          <table:table-cell office:value-type="float" office:value="26.594375" calcext:value-type="float">
            <text:p>26,594375</text:p>
          </table:table-cell>
          <table:table-cell table:number-columns-repeated="9"/>
        </table:table-row>
        <table:table-row table:style-name="ro1">
          <table:table-cell office:value-type="float" office:value="301.081875" calcext:value-type="float">
            <text:p>301,081875</text:p>
          </table:table-cell>
          <table:table-cell office:value-type="float" office:value="54.5887500000001" calcext:value-type="float">
            <text:p>54,5887500000001</text:p>
          </table:table-cell>
          <table:table-cell table:number-columns-repeated="9"/>
        </table:table-row>
        <table:table-row table:style-name="ro1">
          <table:table-cell office:value-type="float" office:value="676.025625" calcext:value-type="float">
            <text:p>676,025625</text:p>
          </table:table-cell>
          <table:table-cell office:value-type="float" office:value="121.809375" calcext:value-type="float">
            <text:p>121,809375</text:p>
          </table:table-cell>
          <table:table-cell table:number-columns-repeated="9"/>
        </table:table-row>
        <table:table-row table:style-name="ro1">
          <table:table-cell office:value-type="float" office:value="1417.374375" calcext:value-type="float">
            <text:p>1417,374375</text:p>
          </table:table-cell>
          <table:table-cell office:value-type="float" office:value="307.5875" calcext:value-type="float">
            <text:p>307,5875</text:p>
          </table:table-cell>
          <table:table-cell table:number-columns-repeated="9"/>
        </table:table-row>
        <table:table-row table:style-name="ro1">
          <table:table-cell office:value-type="float" office:value="2774.311875" calcext:value-type="float">
            <text:p>2774,311875</text:p>
          </table:table-cell>
          <table:table-cell office:value-type="float" office:value="520.146250000002" calcext:value-type="float">
            <text:p>520,146250000002</text:p>
          </table:table-cell>
          <table:table-cell table:number-columns-repeated="9"/>
        </table:table-row>
        <table:table-row table:style-name="ro1">
          <table:table-cell office:value-type="float" office:value="7674.244375" calcext:value-type="float">
            <text:p>7674,244375</text:p>
          </table:table-cell>
          <table:table-cell office:value-type="float" office:value="1100.090625" calcext:value-type="float">
            <text:p>1100,090625</text:p>
          </table:table-cell>
          <table:table-cell table:number-columns-repeated="9"/>
        </table:table-row>
        <table:table-row table:style-name="ro1">
          <table:table-cell office:value-type="float" office:value="12556.43375" calcext:value-type="float">
            <text:p>12556,43375</text:p>
          </table:table-cell>
          <table:table-cell office:value-type="float" office:value="2373.72875" calcext:value-type="float">
            <text:p>2373,72875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mobx</text:p>
          </table:table-cell>
          <table:table-cell table:number-columns-repeated="8"/>
          <table:table-cell office:value-type="string" calcext:value-type="string">
            <text:p>Firefox</text:p>
          </table:table-cell>
        </table:table-row>
        <table:table-row table:style-name="ro1">
          <table:table-cell office:value-type="float" office:value="1.3443749999999" calcext:value-type="float">
            <text:p>1,3443749999999</text:p>
          </table:table-cell>
          <table:table-cell office:value-type="float" office:value="0.663125000000264" calcext:value-type="float">
            <text:p>0,663125000000264</text:p>
          </table:table-cell>
          <table:table-cell table:number-columns-repeated="9"/>
        </table:table-row>
        <table:table-row table:style-name="ro1">
          <table:table-cell office:value-type="float" office:value="1.27812500000027" calcext:value-type="float">
            <text:p>1,27812500000027</text:p>
          </table:table-cell>
          <table:table-cell office:value-type="float" office:value="0.743749999999636" calcext:value-type="float">
            <text:p>0,743749999999636</text:p>
          </table:table-cell>
          <table:table-cell table:number-columns-repeated="9"/>
        </table:table-row>
        <table:table-row table:style-name="ro1">
          <table:table-cell office:value-type="float" office:value="1.36937500000022" calcext:value-type="float">
            <text:p>1,36937500000022</text:p>
          </table:table-cell>
          <table:table-cell office:value-type="float" office:value="1.21500000000015" calcext:value-type="float">
            <text:p>1,21500000000015</text:p>
          </table:table-cell>
          <table:table-cell table:number-columns-repeated="9"/>
        </table:table-row>
        <table:table-row table:style-name="ro1">
          <table:table-cell office:value-type="float" office:value="2.70874999999978" calcext:value-type="float">
            <text:p>2,70874999999978</text:p>
          </table:table-cell>
          <table:table-cell office:value-type="float" office:value="0.967499999999973" calcext:value-type="float">
            <text:p>0,967499999999973</text:p>
          </table:table-cell>
          <table:table-cell table:number-columns-repeated="9"/>
        </table:table-row>
        <table:table-row table:style-name="ro1">
          <table:table-cell office:value-type="float" office:value="2.53187500000013" calcext:value-type="float">
            <text:p>2,53187500000013</text:p>
          </table:table-cell>
          <table:table-cell office:value-type="float" office:value="0.723125000000209" calcext:value-type="float">
            <text:p>0,723125000000209</text:p>
          </table:table-cell>
          <table:table-cell table:number-columns-repeated="9"/>
        </table:table-row>
        <table:table-row table:style-name="ro1">
          <table:table-cell office:value-type="float" office:value="2.82625000000007" calcext:value-type="float">
            <text:p>2,82625000000007</text:p>
          </table:table-cell>
          <table:table-cell office:value-type="float" office:value="1.22812500000032" calcext:value-type="float">
            <text:p>1,22812500000032</text:p>
          </table:table-cell>
          <table:table-cell table:number-columns-repeated="9"/>
        </table:table-row>
        <table:table-row table:style-name="ro1">
          <table:table-cell office:value-type="float" office:value="4.26624999999967" calcext:value-type="float">
            <text:p>4,26624999999967</text:p>
          </table:table-cell>
          <table:table-cell office:value-type="float" office:value="0.959374999999682" calcext:value-type="float">
            <text:p>0,959374999999682</text:p>
          </table:table-cell>
          <table:table-cell table:number-columns-repeated="9"/>
        </table:table-row>
        <table:table-row table:style-name="ro1">
          <table:table-cell office:value-type="float" office:value="6.59437499999967" calcext:value-type="float">
            <text:p>6,59437499999967</text:p>
          </table:table-cell>
          <table:table-cell office:value-type="float" office:value="1.19437499999958" calcext:value-type="float">
            <text:p>1,19437499999958</text:p>
          </table:table-cell>
          <table:table-cell table:number-columns-repeated="9"/>
        </table:table-row>
        <table:table-row table:style-name="ro1">
          <table:table-cell office:value-type="float" office:value="10.2587500000006" calcext:value-type="float">
            <text:p>10,2587500000006</text:p>
          </table:table-cell>
          <table:table-cell office:value-type="float" office:value="2.01062500000035" calcext:value-type="float">
            <text:p>2,01062500000035</text:p>
          </table:table-cell>
          <table:table-cell table:number-columns-repeated="9"/>
        </table:table-row>
        <table:table-row table:style-name="ro1">
          <table:table-cell office:value-type="float" office:value="22.9593750000001" calcext:value-type="float">
            <text:p>22,9593750000001</text:p>
          </table:table-cell>
          <table:table-cell office:value-type="float" office:value="5.97312500000021" calcext:value-type="float">
            <text:p>5,97312500000021</text:p>
          </table:table-cell>
          <table:table-cell table:number-columns-repeated="9"/>
        </table:table-row>
        <table:table-row table:style-name="ro1">
          <table:table-cell office:value-type="float" office:value="48.0975000000001" calcext:value-type="float">
            <text:p>48,0975000000001</text:p>
          </table:table-cell>
          <table:table-cell office:value-type="float" office:value="7.62812499999995" calcext:value-type="float">
            <text:p>7,62812499999995</text:p>
          </table:table-cell>
          <table:table-cell table:number-columns-repeated="9"/>
        </table:table-row>
        <table:table-row table:style-name="ro1">
          <table:table-cell office:value-type="float" office:value="100.56" calcext:value-type="float">
            <text:p>100,56</text:p>
          </table:table-cell>
          <table:table-cell office:value-type="float" office:value="27.9293749999995" calcext:value-type="float">
            <text:p>27,9293749999995</text:p>
          </table:table-cell>
          <table:table-cell table:number-columns-repeated="9"/>
        </table:table-row>
        <table:table-row table:style-name="ro1">
          <table:table-cell office:value-type="float" office:value="173.310625" calcext:value-type="float">
            <text:p>173,310625</text:p>
          </table:table-cell>
          <table:table-cell office:value-type="float" office:value="45.0168750000003" calcext:value-type="float">
            <text:p>45,0168750000003</text:p>
          </table:table-cell>
          <table:table-cell table:number-columns-repeated="9"/>
        </table:table-row>
        <table:table-row table:style-name="ro1">
          <table:table-cell office:value-type="float" office:value="408.995" calcext:value-type="float">
            <text:p>408,995</text:p>
          </table:table-cell>
          <table:table-cell office:value-type="float" office:value="80.6675" calcext:value-type="float">
            <text:p>80,6675</text:p>
          </table:table-cell>
          <table:table-cell table:number-columns-repeated="9"/>
        </table:table-row>
        <table:table-row table:style-name="ro1">
          <table:table-cell office:value-type="float" office:value="834.6475" calcext:value-type="float">
            <text:p>834,6475</text:p>
          </table:table-cell>
          <table:table-cell office:value-type="float" office:value="200.790000000001" calcext:value-type="float">
            <text:p>200,790000000001</text:p>
          </table:table-cell>
          <table:table-cell table:number-columns-repeated="9"/>
        </table:table-row>
        <table:table-row table:style-name="ro1">
          <table:table-cell office:value-type="float" office:value="1729.351875" calcext:value-type="float">
            <text:p>1729,351875</text:p>
          </table:table-cell>
          <table:table-cell office:value-type="float" office:value="820.008125" calcext:value-type="float">
            <text:p>820,008125</text:p>
          </table:table-cell>
          <table:table-cell table:number-columns-repeated="9"/>
        </table:table-row>
        <table:table-row table:style-name="ro1">
          <table:table-cell office:value-type="float" office:value="3785.234375" calcext:value-type="float">
            <text:p>3785,234375</text:p>
          </table:table-cell>
          <table:table-cell office:value-type="float" office:value="818.30125" calcext:value-type="float">
            <text:p>818,30125</text:p>
          </table:table-cell>
          <table:table-cell table:number-columns-repeated="9"/>
        </table:table-row>
        <table:table-row table:style-name="ro1">
          <table:table-cell office:value-type="float" office:value="7268.74" calcext:value-type="float">
            <text:p>7268,74</text:p>
          </table:table-cell>
          <table:table-cell office:value-type="float" office:value="1693.49187499999" calcext:value-type="float">
            <text:p>1693,49187499999</text:p>
          </table:table-cell>
          <table:table-cell table:number-columns-repeated="9"/>
        </table:table-row>
        <table:table-row table:style-name="ro1">
          <table:table-cell office:value-type="float" office:value="16273.068125" calcext:value-type="float">
            <text:p>16273,068125</text:p>
          </table:table-cell>
          <table:table-cell office:value-type="float" office:value="3910.57875000002" calcext:value-type="float">
            <text:p>3910,5787500000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8T14:38:02.892351473</dc:date>
    <meta:editing-duration>PT17M33S</meta:editing-duration>
    <meta:editing-cycles>3</meta:editing-cycles>
    <meta:generator>LibreOffice/5.2.5.1$Linux_X86_64 LibreOffice_project/20$Build-1</meta:generator>
    <meta:document-statistic meta:table-count="1" meta:cell-count="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952cm" style:legend-expansion="high" chart:style-name="ch2"/>
        <chart:plot-area chart:style-name="ch3" table:cell-range-address="results.A1:results.B20" chart:data-source-has-labels="row" svg:x="0.32cm" svg:y="0.18cm" svg:width="13.169cm" svg:height="8.64cm">
          <chartooo:coordinate-region svg:x="1.047cm" svg:y="0.379cm" svg:width="11.62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A2:results.A20" chart:label-cell-address="results.A1:results.A1" chart:class="chart:line">
            <chart:data-point chart:repeated="19"/>
          </chart:series>
          <chart:series chart:style-name="ch8" chart:values-cell-range-address="results.B2:results.B20" chart:label-cell-address="results.B1:results.B1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</text:p>
                <draw:g>
                  <svg:desc>results.A1:results.A1</svg:desc>
                </draw:g>
              </table:table-cell>
              <table:table-cell office:value-type="string">
                <text:p>mobx</text:p>
                <draw:g>
                  <svg:desc>results.B1:resul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2875000000004">
                <text:p>1.42875000000004</text:p>
                <draw:g>
                  <svg:desc>results.A2:results.A20</svg:desc>
                </draw:g>
              </table:table-cell>
              <table:table-cell office:value-type="float" office:value="1.03625">
                <text:p>1.03625</text:p>
                <draw:g>
                  <svg:desc>results.B2:results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124999999995">
                <text:p>1.02124999999995</text:p>
              </table:table-cell>
              <table:table-cell office:value-type="float" office:value="0.443750000000023">
                <text:p>0.443750000000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1250000000139">
                <text:p>0.941250000000139</text:p>
              </table:table-cell>
              <table:table-cell office:value-type="float" office:value="0.309374999999932">
                <text:p>0.309374999999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6874999999989">
                <text:p>1.46874999999989</text:p>
              </table:table-cell>
              <table:table-cell office:value-type="float" office:value="0.96124999999995">
                <text:p>0.96124999999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9687500000005">
                <text:p>3.49687500000005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0750000000002">
                <text:p>2.10750000000002</text:p>
              </table:table-cell>
              <table:table-cell office:value-type="float" office:value="1.02312500000005">
                <text:p>1.023125000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9187499999991">
                <text:p>3.39187499999991</text:p>
              </table:table-cell>
              <table:table-cell office:value-type="float" office:value="1.17874999999998">
                <text:p>1.1787499999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1937499999996">
                <text:p>3.21937499999996</text:p>
              </table:table-cell>
              <table:table-cell office:value-type="float" office:value="0.531249999999943">
                <text:p>0.5312499999999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9249999999997">
                <text:p>7.0924999999999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5768749999999">
                <text:p>13.5768749999999</text:p>
              </table:table-cell>
              <table:table-cell office:value-type="float" office:value="1.91187499999995">
                <text:p>1.91187499999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4787500000001">
                <text:p>24.4787500000001</text:p>
              </table:table-cell>
              <table:table-cell office:value-type="float" office:value="3.28562500000004">
                <text:p>3.28562500000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406875">
                <text:p>55.406875</text:p>
              </table:table-cell>
              <table:table-cell office:value-type="float" office:value="6.63000000000005">
                <text:p>6.63000000000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.89875">
                <text:p>150.89875</text:p>
              </table:table-cell>
              <table:table-cell office:value-type="float" office:value="26.594375">
                <text:p>26.59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1.081875">
                <text:p>301.081875</text:p>
              </table:table-cell>
              <table:table-cell office:value-type="float" office:value="54.5887500000001">
                <text:p>54.58875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6.025625">
                <text:p>676.025625</text:p>
              </table:table-cell>
              <table:table-cell office:value-type="float" office:value="121.809375">
                <text:p>121.80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17.374375">
                <text:p>1417.374375</text:p>
              </table:table-cell>
              <table:table-cell office:value-type="float" office:value="307.5875">
                <text:p>307.5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74.311875">
                <text:p>2774.311875</text:p>
              </table:table-cell>
              <table:table-cell office:value-type="float" office:value="520.146250000002">
                <text:p>520.14625000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74.244375">
                <text:p>7674.244375</text:p>
              </table:table-cell>
              <table:table-cell office:value-type="float" office:value="1100.090625">
                <text:p>1100.090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56.43375">
                <text:p>12556.43375</text:p>
              </table:table-cell>
              <table:table-cell office:value-type="float" office:value="2373.72875">
                <text:p>2373.72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6cm" svg:height="9.006cm" xlink:href=".." xlink:type="simple" chart:class="chart:line" chart:style-name="ch1">
        <chart:legend chart:legend-position="end" svg:x="13.785cm" svg:y="3.955cm" style:legend-expansion="high" chart:style-name="ch2"/>
        <chart:plot-area chart:style-name="ch3" table:cell-range-address="results.A23:results.B42" chart:data-source-has-labels="row" svg:x="0.319cm" svg:y="0.18cm" svg:width="13.147cm" svg:height="8.646cm">
          <chartooo:coordinate-region svg:x="1.046cm" svg:y="0.38cm" svg:width="11.59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A24:results.A42" chart:label-cell-address="results.A23:results.A23" chart:class="chart:line">
            <chart:data-point chart:repeated="19"/>
          </chart:series>
          <chart:series chart:style-name="ch8" chart:values-cell-range-address="results.B24:results.B42" chart:label-cell-address="results.B23:results.B23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</text:p>
                <draw:g>
                  <svg:desc>results.A23:results.A23</svg:desc>
                </draw:g>
              </table:table-cell>
              <table:table-cell office:value-type="string">
                <text:p>mobx</text:p>
                <draw:g>
                  <svg:desc>results.B23:results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443749999999">
                <text:p>1.3443749999999</text:p>
                <draw:g>
                  <svg:desc>results.A24:results.A42</svg:desc>
                </draw:g>
              </table:table-cell>
              <table:table-cell office:value-type="float" office:value="0.663125000000264">
                <text:p>0.663125000000264</text:p>
                <draw:g>
                  <svg:desc>results.B24:result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7812500000027">
                <text:p>1.27812500000027</text:p>
              </table:table-cell>
              <table:table-cell office:value-type="float" office:value="0.743749999999636">
                <text:p>0.743749999999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6937500000022">
                <text:p>1.36937500000022</text:p>
              </table:table-cell>
              <table:table-cell office:value-type="float" office:value="1.21500000000015">
                <text:p>1.21500000000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0874999999978">
                <text:p>2.70874999999978</text:p>
              </table:table-cell>
              <table:table-cell office:value-type="float" office:value="0.967499999999973">
                <text:p>0.9674999999999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3187500000013">
                <text:p>2.53187500000013</text:p>
              </table:table-cell>
              <table:table-cell office:value-type="float" office:value="0.723125000000209">
                <text:p>0.723125000000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2625000000007">
                <text:p>2.82625000000007</text:p>
              </table:table-cell>
              <table:table-cell office:value-type="float" office:value="1.22812500000032">
                <text:p>1.22812500000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6624999999967">
                <text:p>4.26624999999967</text:p>
              </table:table-cell>
              <table:table-cell office:value-type="float" office:value="0.959374999999682">
                <text:p>0.959374999999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59437499999967">
                <text:p>6.59437499999967</text:p>
              </table:table-cell>
              <table:table-cell office:value-type="float" office:value="1.19437499999958">
                <text:p>1.194374999999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2587500000006">
                <text:p>10.2587500000006</text:p>
              </table:table-cell>
              <table:table-cell office:value-type="float" office:value="2.01062500000035">
                <text:p>2.01062500000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593750000001">
                <text:p>22.9593750000001</text:p>
              </table:table-cell>
              <table:table-cell office:value-type="float" office:value="5.97312500000021">
                <text:p>5.973125000000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0975000000001">
                <text:p>48.0975000000001</text:p>
              </table:table-cell>
              <table:table-cell office:value-type="float" office:value="7.62812499999995">
                <text:p>7.62812499999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56">
                <text:p>100.56</text:p>
              </table:table-cell>
              <table:table-cell office:value-type="float" office:value="27.9293749999995">
                <text:p>27.9293749999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3.310625">
                <text:p>173.310625</text:p>
              </table:table-cell>
              <table:table-cell office:value-type="float" office:value="45.0168750000003">
                <text:p>45.0168750000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8.995">
                <text:p>408.995</text:p>
              </table:table-cell>
              <table:table-cell office:value-type="float" office:value="80.6675">
                <text:p>80.66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34.6475">
                <text:p>834.6475</text:p>
              </table:table-cell>
              <table:table-cell office:value-type="float" office:value="200.790000000001">
                <text:p>200.79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9.351875">
                <text:p>1729.351875</text:p>
              </table:table-cell>
              <table:table-cell office:value-type="float" office:value="820.008125">
                <text:p>820.00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85.234375">
                <text:p>3785.234375</text:p>
              </table:table-cell>
              <table:table-cell office:value-type="float" office:value="818.30125">
                <text:p>818.30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68.74">
                <text:p>7268.74</text:p>
              </table:table-cell>
              <table:table-cell office:value-type="float" office:value="1693.49187499999">
                <text:p>1693.491874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73.068125">
                <text:p>16273.068125</text:p>
              </table:table-cell>
              <table:table-cell office:value-type="float" office:value="3910.57875000002">
                <text:p>3910.57875000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